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3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E14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46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6];[.C146];[.F14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];[.C146];[.E146];[.F14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6];[.D146];[.F14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6:.F14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6:.F146])" office:value-type="float" office:value="0" calcext:value-type="float">
            <text:p>0</text:p>
          </table:table-cell>
          <table:table-cell table:style-name="Default"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3:.H146])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5:00:23.427596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4T15:36:18.290698576</dc:date>
    <meta:editing-duration>P9DT16H23M56S</meta:editing-duration>
    <meta:editing-cycles>3023</meta:editing-cycles>
    <meta:generator>LibreOffice/4.2.6.3$Linux_X86_64 LibreOffice_project/420m0$Build-3</meta:generator>
    <meta:document-statistic meta:table-count="17" meta:cell-count="8093" meta:object-count="0"/>
  </office:meta>
</office:document-meta>
</file>